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nsolas" svg:font-family="Consolas, 'Andale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998cm" style:rel-column-width="1133*"/>
    </style:style>
    <style:style style:name="Table1.B" style:family="table-column">
      <style:table-column-properties style:column-width="17.413cm" style:rel-column-width="9872*"/>
    </style:style>
    <style:style style:name="Table1.C" style:family="table-column">
      <style:table-column-properties style:column-width="6.288cm" style:rel-column-width="35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2c3d"/>
    </style:style>
    <style:style style:name="P2" style:family="paragraph" style:parent-style-name="Table_20_Contents">
      <style:text-properties fo:font-size="10pt" fo:font-weight="bold" officeooo:rsid="000eae04" officeooo:paragraph-rsid="000eae04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weight="bold" officeooo:rsid="00156510" officeooo:paragraph-rsid="00156510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paragraph-rsid="00156510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officeooo:rsid="000eae04" officeooo:paragraph-rsid="000eae04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paragraph-rsid="000f51bf" style:font-size-asian="10pt" style:font-size-complex="10pt"/>
    </style:style>
    <style:style style:name="P8" style:family="paragraph" style:parent-style-name="Table_20_Contents">
      <style:text-properties fo:font-size="10pt" officeooo:rsid="000f51bf" officeooo:paragraph-rsid="000f51bf" style:font-size-asian="10pt" style:font-size-complex="10pt"/>
    </style:style>
    <style:style style:name="P9" style:family="paragraph" style:parent-style-name="Table_20_Contents">
      <style:text-properties fo:font-size="10pt" officeooo:rsid="000f8150" officeooo:paragraph-rsid="000f8150" style:font-size-asian="10pt" style:font-size-complex="10pt"/>
    </style:style>
    <style:style style:name="P10" style:family="paragraph" style:parent-style-name="Table_20_Contents">
      <style:text-properties fo:font-size="10pt" officeooo:paragraph-rsid="000f8150" style:font-size-asian="10pt" style:font-size-complex="10pt"/>
    </style:style>
    <style:style style:name="P11" style:family="paragraph" style:parent-style-name="Table_20_Contents">
      <style:text-properties fo:font-size="10pt" officeooo:rsid="0010dc04" officeooo:paragraph-rsid="0010dc04" style:font-size-asian="10pt" style:font-size-complex="10pt"/>
    </style:style>
    <style:style style:name="P12" style:family="paragraph" style:parent-style-name="Table_20_Contents">
      <style:text-properties fo:font-size="10pt" officeooo:paragraph-rsid="00126a46" style:font-size-asian="10pt" style:font-size-complex="10pt"/>
    </style:style>
    <style:style style:name="P13" style:family="paragraph" style:parent-style-name="Table_20_Contents">
      <style:text-properties fo:font-size="10pt" officeooo:rsid="00126a46" officeooo:paragraph-rsid="00126a46" style:font-size-asian="10pt" style:font-size-complex="10pt"/>
    </style:style>
    <style:style style:name="P14" style:family="paragraph" style:parent-style-name="Table_20_Contents">
      <style:text-properties fo:font-size="10pt" officeooo:rsid="00146a91" officeooo:paragraph-rsid="00146a91" style:font-size-asian="10pt" style:font-size-complex="10pt"/>
    </style:style>
    <style:style style:name="P15" style:family="paragraph" style:parent-style-name="Table_20_Contents">
      <style:text-properties fo:font-size="10pt" officeooo:paragraph-rsid="00146a91" style:font-size-asian="10pt" style:font-size-complex="10pt"/>
    </style:style>
    <style:style style:name="P16" style:family="paragraph" style:parent-style-name="Table_20_Contents">
      <style:text-properties fo:font-size="10pt" officeooo:paragraph-rsid="0014ffb0" style:font-size-asian="10pt" style:font-size-complex="10pt"/>
    </style:style>
    <style:style style:name="P17" style:family="paragraph" style:parent-style-name="Table_20_Contents">
      <style:text-properties fo:font-size="10pt" officeooo:rsid="0014ffb0" officeooo:paragraph-rsid="0014ffb0" style:font-size-asian="10pt" style:font-size-complex="10pt"/>
    </style:style>
    <style:style style:name="P18" style:family="paragraph" style:parent-style-name="Table_20_Contents">
      <style:text-properties fo:font-size="10pt" officeooo:rsid="0014ffb0" officeooo:paragraph-rsid="00152c3d" style:font-size-asian="10pt" style:font-size-complex="10pt"/>
    </style:style>
    <style:style style:name="P19" style:family="paragraph" style:parent-style-name="Table_20_Contents">
      <style:text-properties fo:font-size="10pt" officeooo:paragraph-rsid="00152c3d" style:font-size-asian="10pt" style:font-size-complex="10pt"/>
    </style:style>
    <style:style style:name="P20" style:family="paragraph" style:parent-style-name="Table_20_Contents">
      <style:text-properties fo:font-size="10pt" officeooo:rsid="00152c3d" officeooo:paragraph-rsid="00152c3d" style:font-size-asian="10pt" style:font-size-complex="10pt"/>
    </style:style>
    <style:style style:name="T1" style:family="text">
      <style:text-properties officeooo:rsid="000eae04"/>
    </style:style>
    <style:style style:name="T2" style:family="text">
      <style:text-properties officeooo:rsid="000f51bf"/>
    </style:style>
    <style:style style:name="T3" style:family="text">
      <style:text-properties officeooo:rsid="000f8150"/>
    </style:style>
    <style:style style:name="T4" style:family="text">
      <style:text-properties officeooo:rsid="0010dc04"/>
    </style:style>
    <style:style style:name="T5" style:family="text">
      <style:text-properties officeooo:rsid="00126a46"/>
    </style:style>
    <style:style style:name="T6" style:family="text">
      <style:text-properties officeooo:rsid="00146a91"/>
    </style:style>
    <style:style style:name="T7" style:family="text">
      <style:text-properties officeooo:rsid="0014ffb0"/>
    </style:style>
    <style:style style:name="T8" style:family="text">
      <style:text-properties officeooo:rsid="00152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420019117280"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>URL</text:p>
          </table:table-cell>
          <table:table-cell table:style-name="Table1.C1" office:value-type="string">
            <text:p text:style-name="P2">BODY</text:p>
          </table:table-cell>
        </table:table-row>
        <table:table-row table:style-name="TableLine14042001911728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>CLIENT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6">api/client/getAll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5">POST</text:p>
          </table:table-cell>
          <table:table-cell table:style-name="Table1.A2" office:value-type="string">
            <text:p text:style-name="P6">api/client/addNewAddress</text:p>
          </table:table-cell>
          <table:table-cell table:style-name="Table1.C2" office:value-type="string">
            <text:p text:style-name="P6">{</text:p>
            <text:p text:style-name="P6"><text:s text:c="2"/>"name": "<text:span text:style-name="T2">NOMBRE</text:span>",</text:p>
            <text:p text:style-name="P6"><text:s text:c="2"/>"address": "<text:span text:style-name="T2">DIRECCION</text:span>",</text:p>
            <text:p text:style-name="P6"><text:s text:c="2"/>"coords": [<text:span text:style-name="T2">COORD1</text:span>,<text:span text:style-name="T2">COORD2</text:span>],</text:p>
            <text:p text:style-name="P6"><text:s text:c="2"/>"description": "<text:span text:style-name="T2">DESCRIPCION</text:span>",</text:p>
            <text:p text:style-name="P6"><text:s text:c="2"/>"client": {</text:p>
            <text:p text:style-name="P6"><text:s text:c="4"/>"id": <text:span text:style-name="T2">ID_CLIENTE</text:span></text:p>
            <text:p text:style-name="P6"><text:s text:c="2"/>}</text:p>
            <text:p text:style-name="P6">}</text:p>
          </table:table-cell>
        </table:table-row>
        <table:table-row table:style-name="TableLine140420019117280">
          <table:table-cell table:style-name="Table1.A2" office:value-type="string">
            <text:p text:style-name="P5">POST</text:p>
          </table:table-cell>
          <table:table-cell table:style-name="Table1.A2" office:value-type="string">
            <text:p text:style-name="P6">api/client/addNew</text:p>
          </table:table-cell>
          <table:table-cell table:style-name="Table1.C2" office:value-type="string">
            <text:p text:style-name="P6">{</text:p>
            <text:p text:style-name="P6"><text:s text:c="2"/>"name": "<text:span text:style-name="T5">NAME</text:span>",</text:p>
            <text:p text:style-name="P6"><text:s text:c="2"/>"username": "<text:span text:style-name="T5">USER_NAME</text:span>",</text:p>
            <text:p text:style-name="P6"><text:s text:c="2"/>"password": "<text:span text:style-name="T5">CONTRASEÑA</text:span>",</text:p>
            <text:p text:style-name="P12"><text:s text:c="2"/>"email": "<text:span text:style-name="T5">E-MAIL</text:span>",</text:p>
            <text:p text:style-name="P12"><text:s text:c="2"/>"dateOfBirth":"<text:span text:style-name="T5">FECHA_NAC</text:span>"</text:p>
            <text:p text:style-name="P6">}</text:p>
            <text:p text:style-name="P13">Formato dateOfBirth: dd-MM-yyy</text:p>
          </table:table-cell>
        </table:table-row>
        <table:table-row table:style-name="TableLine140420019117280"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6">api/client/getAddresses?idClient=<text:span text:style-name="T1">ID_CLIENTE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6">api/client/getAllPendingOrders?idClient=1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"><text:span text:style-name="T6">DELIVERYMA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5">api/DeliveryMan/getAll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4">POST</text:p>
          </table:table-cell>
          <table:table-cell table:style-name="Table1.A2" office:value-type="string">
            <text:p text:style-name="P6">api/DeliveryMan/addNew</text:p>
          </table:table-cell>
          <table:table-cell table:style-name="Table1.C2" office:value-type="string">
            <text:p text:style-name="P6">{</text:p>
            <text:p text:style-name="P6"><text:s text:c="2"/>"name": "Jose",</text:p>
            <text:p text:style-name="P6"><text:s text:c="2"/>"username": "jose1",</text:p>
            <text:p text:style-name="P6"><text:s text:c="2"/>"password": "passJose",</text:p>
            <text:p text:style-name="P6"><text:s text:c="2"/>"email": "jose@mail.com",</text:p>
            <text:p text:style-name="P6"><text:s text:c="2"/>"dateOfBirth":"20-05-1983"</text:p>
            <text:p text:style-name="P6">}</text:p>
          </table:table-cell>
        </table:table-row>
        <table:table-row table:style-name="TableLine140420019117280"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15">api/DeliveryMan/getAllPendingOrders?idDeliveryMan=<text:span text:style-name="T6">ID_DELIVERYMA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6">api/DeliveryMan/getNextPendingOrder?idDeliveryMan=<text:span text:style-name="T6">ID_DELIVERYMAN</text:span></text:p>
          </table:table-cell>
          <table:table-cell table:style-name="Table1.C2" office:value-type="string">
            <text:p text:style-name="P6"/>
          </table:table-cell>
        </table:table-row>
        <text:soft-page-break/>
        <table:table-row table:style-name="TableLine140420019117280">
          <table:table-cell table:style-name="Table1.A2" office:value-type="string">
            <text:p text:style-name="P17">PUT</text:p>
          </table:table-cell>
          <table:table-cell table:style-name="Table1.A2" office:value-type="string">
            <text:p text:style-name="P16">api/DeliveryMan/<text:span text:style-name="T7">deliver</text:span>NextPendingOrder?idDeliveryMan=<text:span text:style-name="T6">ID_DELIVERYMA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7">PUT</text:p>
          </table:table-cell>
          <table:table-cell table:style-name="Table1.A2" office:value-type="string">
            <text:p text:style-name="P16">api/DeliveryMan/<text:span text:style-name="T7">refuse</text:span>NextPendingOrder?idDeliveryMan=<text:span text:style-name="T6">ID_DELIVERYMA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7">PUT</text:p>
          </table:table-cell>
          <table:table-cell table:style-name="Table1.A2" office:value-type="string">
            <text:p text:style-name="P16">api/DeliveryMan/<text:span text:style-name="T7">finishActual</text:span>Order?idDeliveryMan=<text:span text:style-name="T6">ID_DELIVERYMA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"><text:span text:style-name="T4">CLIENTE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1">POST</text:p>
          </table:table-cell>
          <table:table-cell table:style-name="Table1.A2" office:value-type="string">
            <text:p text:style-name="P6">api/order/create?idClient=<text:span text:style-name="T8">I</text:span><text:span text:style-name="T4">D_CLIENTE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17">GET</text:p>
          </table:table-cell>
          <table:table-cell table:style-name="Table1.A2" office:value-type="string">
            <text:p text:style-name="P16">api/order/get?orderNumber= <text:span text:style-name="T1">NUM_ORDE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5">PUT</text:p>
          </table:table-cell>
          <table:table-cell table:style-name="Table1.A2" office:value-type="string">
            <text:p text:style-name="P6">api/order/assignAddress?orderNumber=<text:span text:style-name="T1">NUM_ORDEN</text:span>&amp;idAddress=<text:span text:style-name="T1">ID_</text:span><text:span text:style-name="T2">DIRECCIO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5">PUT</text:p>
          </table:table-cell>
          <table:table-cell table:style-name="Table1.A2" office:value-type="string">
            <text:p text:style-name="P7">api/order/addProduct?orderNumber=<text:span text:style-name="T1">NUM_ORDEN</text:span>&amp;idProduct=<text:span text:style-name="T2">ID_PRODUCTO</text:span>&amp;quantity=<text:span text:style-name="T2">CANTIDAD</text:span>&amp;description=<text:span text:style-name="T2">DESCRIPCIO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>PUT</text:p>
          </table:table-cell>
          <table:table-cell table:style-name="Table1.A2" office:value-type="string">
            <text:p text:style-name="P6">api/order/confirm?orderNumber=<text:span text:style-name="T2">NUM_ORDE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>PUT</text:p>
          </table:table-cell>
          <table:table-cell table:style-name="Table1.A2" office:value-type="string">
            <text:p text:style-name="P6">api/order/cancel?orderNumber=<text:span text:style-name="T2">NUM_ORDEN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20">PUT</text:p>
          </table:table-cell>
          <table:table-cell table:style-name="Table1.A2" office:value-type="string">
            <text:p text:style-name="P19">api/order/setQualification?orderNumber=<text:span text:style-name="T2">NUM_ORDEN</text:span>&amp;score=<text:span text:style-name="T8">PUNTUACION</text:span>&amp;comment=<text:span text:style-name="T8">COMENTARIO</text:span></text:p>
          </table:table-cell>
          <table:table-cell table:style-name="Table1.C2" office:value-type="string">
            <text:p text:style-name="P20">PUNTUACION=1..5</text:p>
          </table:table-cell>
        </table:table-row>
        <table:table-row table:style-name="TableLine14042001911728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>SUPPLIER TYPE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8">POST</text:p>
          </table:table-cell>
          <table:table-cell table:style-name="Table1.A2" office:value-type="string">
            <text:p text:style-name="P6">api/suppliertype/create</text:p>
          </table:table-cell>
          <table:table-cell table:style-name="Table1.C2" office:value-type="string">
            <text:p text:style-name="P6">{</text:p>
            <text:p text:style-name="P6"><text:s text:c="2"/>"name": "<text:span text:style-name="T2">NOMBRE</text:span>",</text:p>
            <text:p text:style-name="P6"><text:s text:c="2"/>"description": "<text:span text:style-name="T2">DESCRIPCION</text:span>"</text:p>
            <text:p text:style-name="P6">}</text:p>
          </table:table-cell>
        </table:table-row>
        <table:table-row table:style-name="TableLine140420019117280"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6">api/suppliertype/list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">SUPPLIER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6">api/supplier/<text:span text:style-name="T3">create</text:span></text:p>
          </table:table-cell>
          <table:table-cell table:style-name="Table1.C2" office:value-type="string">
            <text:p text:style-name="P6">{</text:p>
            <text:p text:style-name="P6"><text:s text:c="2"/>"name": "<text:span text:style-name="T3">NOMBRE</text:span>",</text:p>
            <text:p text:style-name="P6"><text:s text:c="2"/>"cuil": "<text:span text:style-name="T3">CUIL</text:span>",</text:p>
            <text:p text:style-name="P6"><text:s text:c="2"/>"address": "<text:span text:style-name="T3">DIRECCION</text:span>",</text:p>
            <text:p text:style-name="P10"><text:s text:c="2"/>"coords": [<text:span text:style-name="T2">COORD1</text:span>,<text:span text:style-name="T2">COORD2</text:span>],</text:p>
            <text:p text:style-name="P6"><text:s text:c="2"/>"type": {</text:p>
            <text:p text:style-name="P6"><text:s text:c="4"/>"id": <text:span text:style-name="T3">ID_SUPPLIER_TYPE</text:span></text:p>
            <text:p text:style-name="P6"><text:s text:c="2"/>}</text:p>
            <text:p text:style-name="P6">}</text:p>
          </table:table-cell>
        </table:table-row>
        <table:table-row table:style-name="TableLine140420019117280"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6">api/supplier/list</text:p>
          </table:table-cell>
          <table:table-cell table:style-name="Table1.C2" office:value-type="string">
            <text:p text:style-name="P6"/>
          </table:table-cell>
        </table:table-row>
        <text:soft-page-break/>
        <table:table-row table:style-name="TableLine14042001911728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">PRODUCT TYPE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6">api/producttype/create</text:p>
          </table:table-cell>
          <table:table-cell table:style-name="Table1.C2" office:value-type="string">
            <text:p text:style-name="P6">{</text:p>
            <text:p text:style-name="P6"><text:s text:c="2"/>"name": "<text:span text:style-name="T3">NOMBRE</text:span>",</text:p>
            <text:p text:style-name="P6"><text:s text:c="2"/>"description": "<text:span text:style-name="T3">DESCRIPCION</text:span>"</text:p>
            <text:p text:style-name="P6">}</text:p>
          </table:table-cell>
        </table:table-row>
        <table:table-row table:style-name="TableLine140420019117280"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6">api/producttype/list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">PRODUCT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6">api/product/create</text:p>
          </table:table-cell>
          <table:table-cell table:style-name="Table1.C2" office:value-type="string">
            <text:p text:style-name="P6">{</text:p>
            <text:p text:style-name="P6"><text:s text:c="2"/>"name": "<text:span text:style-name="T3">NOMBRE</text:span>",</text:p>
            <text:p text:style-name="P6"><text:s text:c="2"/>"price": <text:span text:style-name="T3">PRECIO</text:span>,</text:p>
            <text:p text:style-name="P6"><text:s text:c="2"/>"weight": <text:span text:style-name="T3">PESO</text:span>,</text:p>
            <text:p text:style-name="P6"><text:s text:c="2"/>"description": "<text:span text:style-name="T3">DESCRIPCION</text:span>",</text:p>
            <text:p text:style-name="P6"><text:s text:c="2"/>"supplier": {</text:p>
            <text:p text:style-name="P6"><text:s text:c="4"/>"id": <text:span text:style-name="T3">ID_SUPPLIER</text:span></text:p>
            <text:p text:style-name="P6"><text:s text:c="2"/>},</text:p>
            <text:p text:style-name="P6"><text:s text:c="2"/>"type": {</text:p>
            <text:p text:style-name="P6"><text:s text:c="4"/>"id": <text:span text:style-name="T3">ID_TYPE</text:span></text:p>
            <text:p text:style-name="P6"><text:s text:c="2"/>}</text:p>
            <text:p text:style-name="P6">}</text:p>
          </table:table-cell>
        </table:table-row>
        <table:table-row table:style-name="TableLine140420019117280">
          <table:table-cell table:style-name="Table1.A2" office:value-type="string">
            <text:p text:style-name="P9">PUT</text:p>
          </table:table-cell>
          <table:table-cell table:style-name="Table1.A2" office:value-type="string">
            <text:p text:style-name="P10">api/product/<text:span text:style-name="T3">changePrice?idProduct=ID_PRODUCTO&amp;newPrice=NUEVO_PRECIO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10">api/product/<text:span text:style-name="T3">list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10">api/product/<text:span text:style-name="T3">getHistoricalPrice?idProduct=ID_PRODUCTO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14042001911728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nsolas" svg:font-family="Consolas, 'Andale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2T16:54:05.500493305</meta:creation-date>
    <dc:date>2022-04-02T18:36:31.381476859</dc:date>
    <meta:editing-duration>PT4M3S</meta:editing-duration>
    <meta:editing-cycles>2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122" meta:word-count="159" meta:character-count="2182" meta:non-whitespace-character-count="2061"/>
  </office:meta>
</office:document-meta>
</file>